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9cfbe"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in" fo:margin-right="0in" fo:text-align="center" style:justify-single-word="false" fo:text-indent="0in" style:auto-text-indent="false"/>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in"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fo:margin-top="0in" fo:margin-bottom="0.0835in" loext:contextual-spacing="false" fo:text-align="justify" style:justify-single-word="false"/>
      <style:text-properties fo:language="en" fo:country="US"/>
    </style:style>
    <style:style style:name="P150"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26c59" style:font-style-asian="normal" style:font-weight-asian="normal" style:font-style-complex="normal" style:font-weight-complex="normal"/>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2">
      <style:text-properties fo:language="en" fo:country="US"/>
    </style:style>
    <style:style style:name="P157" style:family="paragraph" style:parent-style-name="Heading_20_2">
      <style:paragraph-properties fo:text-align="justify" style:justify-single-word="false"/>
    </style:style>
    <style:style style:name="P158"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officeooo:rsid="00234e0d" style:font-weight-asian="bold" style:font-weight-complex="bold"/>
    </style:style>
    <style:style style:name="T26" style:family="text">
      <style:text-properties fo:font-weight="bold" officeooo:rsid="0025f297" style:font-weight-asian="bold" style:font-weight-complex="bold"/>
    </style:style>
    <style:style style:name="T27" style:family="text">
      <style:text-properties fo:font-weight="bold" officeooo:rsid="00277dc4"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normal" style:text-underline-style="none" style:font-style-asian="normal" style:font-style-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style:use-window-font-color="true" fo:font-weight="normal" style:font-weight-asian="normal" style:font-weight-complex="normal"/>
    </style:style>
    <style:style style:name="T52" style:family="text">
      <style:text-properties style:use-window-font-color="true" fo:font-size="12pt" fo:language="en" fo:country="US" fo:font-style="normal" style:font-size-asian="12pt" style:font-style-asian="normal" style:font-size-complex="12pt" style:font-style-complex="normal"/>
    </style:style>
    <style:style style:name="T53" style:family="text">
      <style:text-properties style:use-window-font-color="true" fo:font-size="12pt" fo:language="en" fo:country="US" style:font-size-asian="12pt" style:font-size-complex="12pt"/>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language="fr" fo:country="FR"/>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loext:char-shading-value="0" style:font-style-asian="normal" style:font-weight-asian="normal" style:font-style-complex="normal" style:font-weight-complex="normal"/>
    </style:style>
    <style:style style:name="T60" style:family="text">
      <style:text-properties fo:font-style="normal" style:text-underline-style="none" style:font-style-asian="normal" style:font-style-complex="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fo:font-size="10pt" style:font-size-asian="10pt" style:font-size-complex="10pt"/>
    </style:style>
    <style:style style:name="T80" style:family="text">
      <style:text-properties fo:font-size="8pt" style:font-size-asian="8pt" style:font-size-complex="8pt"/>
    </style:style>
    <style:style style:name="T81" style:family="text">
      <style:text-properties officeooo:rsid="001f29d3"/>
    </style:style>
    <style:style style:name="T82" style:family="text">
      <style:text-properties officeooo:rsid="0021537b"/>
    </style:style>
    <style:style style:name="T83" style:family="text">
      <style:text-properties officeooo:rsid="002297a1"/>
    </style:style>
    <style:style style:name="T84" style:family="text">
      <style:text-properties officeooo:rsid="002a2952"/>
    </style:style>
    <style:style style:name="T85" style:family="text">
      <style:text-properties officeooo:rsid="002bd3b4"/>
    </style:style>
    <style:style style:name="T86" style:family="text">
      <style:text-properties officeooo:rsid="002d34be"/>
    </style:style>
    <style:style style:name="T87" style:family="text">
      <style:text-properties officeooo:rsid="002f333d"/>
    </style:style>
    <style:style style:name="T88" style:family="text">
      <style:text-properties officeooo:rsid="00307685"/>
    </style:style>
    <style:style style:name="T89" style:family="text">
      <style:text-properties officeooo:rsid="00326c5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54"/>
      <text:h text:style-name="P156"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0">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61">Дайсон.</text:span></text:p>
      <text:p text:style-name="P79"><text:span text:style-name="T8">– </text:span><text:span text:style-name="T61">Сколько тебе лет?</text:span></text:p>
      <text:p text:style-name="P79"><text:span text:style-name="T8">– </text:span><text:span text:style-name="T61">Два года с начала запуска кластера.</text:span></text:p>
      <text:p text:style-name="P79"><text:soft-page-break/><text:span text:style-name="T8">– </text:span><text:span text:style-name="T61">Какой сейчас год?</text:span></text:p>
      <text:p text:style-name="P79"><text:span text:style-name="T8">– </text:span><text:span text:style-name="T51">20</text:span><text:span text:style-name="T37">19</text:span><text:span text:style-name="T61">-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61">,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4">–</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30">тридцатичетырёх</text:span><text:span text:style-name="T29">этажного </text:span><text:span text:style-name="T30">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0">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9">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9"> </text:span><text:span text:style-name="T30">Юджина</text:span><text:span text:style-name="T1">,</text:span> <text:span text:style-name="T30">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9">Тридцать чет</text:span><text:span text:style-name="T30">ыре</text:span><text:span text:style-name="T29"> </text:span>этаж<text:span text:style-name="T1">а</text:span>! Пиздец <text:span text:style-name="T1">—</text:span> успел подумать я, <text:span text:style-name="T1">прежде чем </text:span>сознание выключилось.</text:p>
      <text:p text:style-name="P1"/>
      <text:h text:style-name="P156" text:outline-level="2">2. Пробуждение</text:h>
      <text:p text:style-name="P30"/>
      <text:p text:style-name="P1"><text:span text:style-name="T34">Сознание рестартовало после того, как я гребанулся </text:span><text:span text:style-name="T54">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4">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а с резко очерчеными скулами в ореоле </text:span><text:soft-page-break/><text:span text:style-name="T54">живого переливающегося сияния, огромные глаза на треть морды, </text:span><text:span text:style-name="T2">грациозные</text:span><text:span text:style-name="T54"> настороженные уши, нежный 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text:span><text:span text:style-name="T18">—</text:span><text:span text:style-name="T54">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text:s/>Да и не должно быть —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9">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66"/>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9">, опустив голову на пол.</text:span></text:p>
      <text:p text:style-name="P66"/>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6" text:outline-level="2">3. Норф</text:h>
      <text:p text:style-name="P82"/>
      <text:p text:style-name="P22">Глава IV. Пределы магии</text:p>
      <text:p text:style-name="P19"/>
      <text:p text:style-name="P22">Вашему покорному слуге известны четыре предела магии: </text:p>
      <text:p text:style-name="P22"/>
      <text:list xml:id="list2574586335010878370" text:style-name="L1">
        <text:list-item>
          <text:p text:style-name="P152"><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text:soft-page-break/></text:p>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8"> – </text:span><text:span text:style-name="T35">2135</text:span><text:span text:style-name="T48"> A.C.</text:span><text:span text:style-name="T30">»</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4">Прижав </text:span>уши к голове, <text:span text:style-name="T64">она дала</text:span> задний ход <text:span text:style-name="T64">и </text:span>выкарабкалась обратно. Окинув библиотеку отчаянным взглядом, <text:span text:style-name="T64">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9">и-и-и</text:span>-<text:span text:style-name="T80">а-а-а</text:span>…</text:p>
      <text:p text:style-name="P48"/>
      <text:p text:style-name="P48">…</text:p>
      <text:p text:style-name="P48"/>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2">сли бы я вспомнила вовремя, я бы предупредила тебя, чтобы ты смог сконцентрироваться и отстоять своё «я».</text:span></text:p>
      <text:p text:style-name="P54"/>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7">Да хер с ней, с бумажкой! Тумбочка! Поднимаю! Блин, она реально тяжёлая! Но у меня получается, я чувствую это! Она поддаётся! Й-о-о!!! Вот </text:span><text:soft-page-break/><text:span text:style-name="T77">это силища! Ура!!! </text:span><text:span text:style-name="T78">Сила уходит бесконтрольно. Нужно прервать урок. Нет! Нет! О-О-О-О-О, НЕ-Е-Е-Е-Е-Т!!!</text:span></text:p>
      <text:p text:style-name="P74"/>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6"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60"/>
      <text:p text:style-name="P60">– Эй, мужик, тебе плохо?</text:p>
      <text:p text:style-name="P60"><text:soft-page-break/>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4"> </text:span>выбрал единственный способ выиграть несколько секунд жизни — спрыгнул со скалы вниз, к Кантерлоту.</text:p>
      <text:p text:style-name="P48"/>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4">любви</text:span> начинаешь понимать только тогда, когда <text:span text:style-name="T64">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6" text:outline-level="2">8. Стыд</text:h>
      <text:p text:style-name="P142"/>
      <text:p text:style-name="P60">~~~ Завтра на семь в библиотеке. Селестия ~~~</text:p>
      <text:p text:style-name="P60"/>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4">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1">—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1">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40">— и приют для престарелых минотавров </text:span><text:span text:style-name="T52">“</text:span><text:span text:style-name="T53">Поле Кровожадной Брани</text:span><text:span text:style-name="T52">”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text:soft-page-break/></text:p>
      <text:p text:style-name="P1"><text:span text:style-name="T57">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0">—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4">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1">жаровни</text:span><text:span text:style-name="T40"> и фонтанчик</text:span><text:span text:style-name="T31">а</text:span><text:span text:style-name="T40">.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1">«</text:span>сказочной обезьяне из Вечнодикого леса<text:span text:style-name="T31">»</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text:span><text:soft-page-break/><text:span text:style-name="T31">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4">– </text:span>“<text:span text:style-name="T1">Что я могу сделать, чтобы вернуть всё назад?</text:span>”</text:p>
      <text:p text:style-name="P16"><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4">– </text:span><text:span text:style-name="T31">Что бы это значило, Флёр?</text:span></text:p>
      <text:p text:style-name="P16"><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61">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6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4">Аликорница</text:span> и так выглядела неважно.</text:p>
      <text:p text:style-name="P36"/>
      <text:p text:style-name="P36">Поза <text:span text:style-name="T64">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4">и </text:span>у грифонов, <text:span text:style-name="T64">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oft-page-break/><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4">М</text:span>еняет <text:span text:style-name="T64">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4">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7">.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7">– </text:span><text:span text:style-name="T4">История Понивилля начинается с того благословенного дня, когда принцесса Селестия подарила семейству Эппл </text:span><text:span text:style-name="T57">— </text:span><text:span text:style-name="T4">тогда, правда, это ещё были Смиты </text:span><text:span text:style-name="T57">—</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7">—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0">–</text:span><text:span text:style-name="T31">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40">Я </text:span><text:span text:style-name="T31">присел на лавочку</text:span><text:span text:style-name="T40">. </text:span><text:span text:style-name="T31">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61">...</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31">– Ну что же…</text:span><text:span text:style-name="T40"> Почту за честь работать </text:span><text:span text:style-name="T31">под твоим руководством, Анон</text:span><text:span text:style-name="T40">. Погоди немного, я </text:span><text:span text:style-name="T31">приведу себя в порядок</text:span><text:span text:style-name="T40"> и расскажу тебе, насколько далеко смогла продвинуться. Быть может… </text:span><text:span text:style-name="T31">–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61">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82"/>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soft-page-break/>~~~</text:p>
      <text:p text:style-name="P61"/>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7">ведь </text:span><text:span text:style-name="T43">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9">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9"> </text:span><text:span text:style-name="T38">Видения этих городов</text:span><text:span text:style-name="T49"> дрожали, <text:s/>пересекались </text:span><text:span text:style-name="T38">и постоянно множились</text:span><text:span text:style-name="T49">.</text:span></text:p>
      <text:p text:style-name="P46">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61">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3">~~~</text:p>
      <text:p text:style-name="P43"/>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3">чёрный экран?</text:span></text:p>
      <text:p text:style-name="P44"/>
      <text:p text:style-name="P49">***</text:p>
      <text:p text:style-name="P48"/>
      <text:p text:style-name="P60">Дата: 12.04.<text:span text:style-name="T11">2142</text:span> А.С.</text:p>
      <text:p text:style-name="P60">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3">~~~</text:p>
      <text:p text:style-name="P43"/>
      <text:p text:style-name="P60"><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 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3">~~~</text:p>
      <text:p text:style-name="P43"/>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2">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text:soft-page-break/>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7">— </text:span>тем, кто будет читать слова глупого старика в конце времён.</text:p>
      <text:p text:style-name="P60"><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4">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40">—</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40">– Я </text:span><text:span text:style-name="T44">всегда буду оставаться в тени, </text:span><text:span text:style-name="T40">– </text:span><text:span text:style-name="T44">хлюпала книгое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7">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30">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30">—</text:span><text:span text:style-name="T1"> к счастью, силы заклинания не хватило. Для того, чтобы я смог подойти вплотную</text:span><text:span text:style-name="T31">,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30">—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31">«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1">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1">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61">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61">эт правда?</text:span></text:p>
      <text:p text:style-name="P48"><text:span text:style-name="T16">– </text:span><text:span text:style-name="T61">Какая из? Их много, вообще-то. Ик!</text:span></text:p>
      <text:p text:style-name="P48"><text:span text:style-name="T16">– </text:span><text:span text:style-name="T61">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61">он-нон, </text:span><text:span text:style-name="T16">– </text:span><text:span text:style-name="T61">захихикала Пинки, взъерошив копытами розовые кудряшки и попытавшись соорудить из них бороду, </text:span><text:span text:style-name="T16">–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61">Ты что-о-о! Нельзя любить фаэри! Она похитит твоё сердце, и ты будешь искать её, пока не… </text:span><text:span text:style-name="T16">– </text:span><text:span text:style-name="T61">Пинки погрузилась мордочкой в так и не съеденный салат «по-кантерлотски» и захрапела.</text:span></text:p>
      <text:p text:style-name="P48"><text:span text:style-name="T16">– </text:span><text:span text:style-name="T61">Пока не умру?</text:span></text:p>
      <text:p text:style-name="P48"><text:span text:style-name="T16">– </text:span><text:span text:style-name="T61">Нет, глупенький, </text:span><text:span text:style-name="T16">– </text:span><text:span text:style-name="T61">пробулькала Пинки из миски. </text:span><text:span text:style-name="T16">– </text:span><text:span text:style-name="T61">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3">***</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3"><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3">***</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text:soft-page-break/>–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днима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text:soft-page-break/></text:p>
      <text:p text:style-name="P53">***</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3">302 пони</text:span><text:span text:style-name="T24">.</text:span></text:p>
      <text:p text:style-name="P51"><text:span text:style-name="T63">250 пони</text:span><text:span text:style-name="T24">.</text:span></text:p>
      <text:p text:style-name="P51"><text:span text:style-name="T63">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во время этих сеансов «лечения» не расфигачить вдребезги фургончик Трикси, нам его ещё возвращать придётся.</text:p>
      <text:p text:style-name="P63"/>
      <text:p text:style-name="P63"><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0">Дружба </text:span><text:span text:style-name="T36">—</text:span><text:span text:style-name="T20"> </text:span><text:span text:style-name="T3">э</text:span><text:span text:style-name="T20">то, </text:span><text:span text:style-name="T65">так её </text:span><text:span text:style-name="T3">разэтак</text:span><text:span text:style-name="T65">,</text:span><text:span text:style-name="T20"> магия!</text:span></text:p>
      <text:p text:style-name="P151"/>
      <text:p text:style-name="Standard"><text:span text:style-name="T20">P.S. Мне тебя не хватает. Сильно.</text:span><text:span text:style-name="T57">»</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text:soft-page-break/>«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text:soft-page-break/>–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3">37 пни</text:span></text:p>
      <text:p text:style-name="P71">24пн</text:p>
      <text:p text:style-name="P71">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3">302 пони</text:span><text:span text:style-name="T24">.</text:span></text:p>
      <text:p text:style-name="P51"><text:span text:style-name="T63">250 пони</text:span><text:span text:style-name="T24">.</text:span></text:p>
      <text:p text:style-name="P51"><text:span text:style-name="T63">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text:soft-page-break/></text:p>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земли и прислонил её к указателю. Потом, подобрав гвоздь, зачеркнул на табличке единицу и вывел новую цифру:</text:p>
      <text:p text:style-name="P56"/>
      <text:p text:style-name="P56">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text:span text:style-name="T81">лишь </text:span>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text:span text:style-name="T82">в месте сужения Провала</text:span>, через трещину были перекинуты сбитые наспех мостки.<text:line-break/>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text:span text:style-name="T83">нами</text:span>,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54">«</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25">Вести из п</text:span><text:span text:style-name="T24">ровинци</text:span><text:span text:style-name="T25">и</text:span><text:span text:style-name="T24">: </text:span><text:span text:style-name="T25">Груммингтон, Снортинг и <text:s/>Питсвилль накрыло пятно магической деградации.</text:span><text:span text:style-name="T27"> Бригады волонтёров устанавливают предупреждающие знаки и указатели объезда поражённой области…</text:span>». «<text:span text:style-name="T26">Криминальный мир: преступник-</text:span><text:span text:style-name="T24">примат «анонимус» всё ещё на свободе! Награда за поимку возросла до двадцати тысяч!!!</text:span>». «<text:span text:style-name="T24">Казус в Мэйнхэттене: </text:span><text:soft-page-break/><text:span text:style-name="T24">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text:span text:style-name="T84">й</text:span> же ст<text:span text:style-name="T84">ене</text:span>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text:span text:style-name="T84">сутки</text:span> мы не видели ни одного пегасьего дозора. <text:span text:style-name="T84">Я</text:span> уже свободно шагал рядом с Дэш, не боясь разоблачения.</text:p>
      <text:p text:style-name="P51"/>
      <text:p text:style-name="P51">Издав прощальный гудок, поезд двинулся вперёд. <text:span text:style-name="T84">После его отъезда установилась </text:span>неуловим<text:span text:style-name="T84">ая</text:span>, неописуем<text:span text:style-name="T84">ая</text:span> словами звенящ<text:span text:style-name="T84">ая</text:span> тишин<text:span text:style-name="T84">а. </text:span>Филлидельфия стала городом-призраком.</text:p>
      <text:p text:style-name="P51"/>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text:span text:style-name="T85">сто пятьдесят</text:span> – <text:span text:style-name="T85">сто </text:span>семьдесят <text:span text:style-name="T85">фунтов</text:span>.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text:span text:style-name="T86">ой</text:span> больн<text:span text:style-name="T86">ой</text:span> кляч<text:span text:style-name="T86">ей</text:span>.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text:soft-page-break/>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
      <text:p text:style-name="P51"><text:soft-page-break/>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Я задумался.</text:p>
      <text:p text:style-name="P51">– Я не плачу, потому, что я — мужчина. Нас так воспитывают. Кроме того, <text:span text:style-name="T87">в </text:span>мо<text:span text:style-name="T87">ём</text:span> собственн<text:span text:style-name="T87">ом</text:span> мир<text:span text:style-name="T87">е</text:span> <text:span text:style-name="T87">дела идут </text:span>куда ху<text:span text:style-name="T87">ж</text:span>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тебе утром <text:span text:style-name="T88">никто не скажет</text:span>: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text:soft-page-break/>–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4">И товары</text:span> вовсе<text:span text:style-name="T64"> не </text:span>бесплатные<text:span text:style-name="T64"> <text:s/></text:span>— я оставлял в магазинах деньги! — последние, кстати. Дай, я сам отберу припасы…</text:p>
      <text:p text:style-name="P51"/>
      <text:p text:style-name="P51">…</text:p>
      <text:p text:style-name="P51"/>
      <text:p text:style-name="P154">Ю-ху-у-у!!!</text:p>
      <text:p text:style-name="P154">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text:soft-page-break/>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text:span text:style-name="T89">расхохотаться и </text:span>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154"/>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text:span text:style-name="T89">ие</text:span> <text:span text:style-name="T89">сутки</text:span>?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text:soft-page-break/></text:p>
      <text:p text:style-name="P51">…</text:p>
      <text:p text:style-name="P51"/>
      <text:p text:style-name="P63">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Ано-о-он! Ано-о-он! Ано-о-он!</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1">…</text:p>
      <text:p text:style-name="P51"/>
      <text:p text:style-name="P51"><text:soft-page-break/>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text:soft-page-break/>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Пегаска густо покраснела.</text:p>
      <text:p text:style-name="P54"/>
      <text:p text:style-name="P53">***</text:p>
      <text:p text:style-name="P51"/>
      <text:p text:style-name="P51">Два дня спустя…</text:p>
      <text:p text:style-name="P51"/>
      <text:p text:style-name="P51">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вал припасы.</text:p>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4">– Ну что, отправляемся? – Дэш свесилась с носа, глядя в зеленоватую воду. – Как лодку назовёшь, кэп?</text:p>
      <text:p text:style-name="P54">– «Две банки». – буркнул я.</text:p>
      <text:p text:style-name="P39"/>
      <text:p text:style-name="P39"><text:soft-page-break/>…</text:p>
      <text:p text:style-name="P39"/>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64">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но <text:span text:style-name="T64">любили друг </text:span><text:soft-page-break/><text:span text:style-name="T64">друга! И у них </text:span>был<text:span text:style-name="T64"> </text:span>офигенный <text:span text:style-name="T64">секс! </text:span>И это было офигенно круто!<text:span text:style-name="T64"> </text:span>А ты… Ты <text:span text:style-name="T11">— н</text:span>е такой! Ты не любишь пони!!!</text:p>
      <text:p text:style-name="P54">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4"/>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3">«</text:span>обстоятельство непреодолимой силы<text:span text:style-name="T33">»</text:span>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30">Я не могу навязать тебе чувств…</text:span><text:span text:style-name="T23"> </text:span><text:span text:style-name="T30">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4"/>
      <text:h text:style-name="Heading_20_2" text:outline-level="2">19. <text:span text:style-name="T1">Понивилль. Фейс-контроль </text:span></text:h>
      <text:p text:style-name="P39"/>
      <text:p text:style-name="P54">«<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text:soft-page-break/>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4"><text:soft-page-break/>Скальпель с огромной скоростью метнулся ко мне.</text:p>
      <text:p text:style-name="P54"><text:span text:style-name="T11">– </text:span>А-А-А-А-А-А!</text:p>
      <text:p text:style-name="P54">Вжик-вжик-вжик!</text:p>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4">Что-то новенькое! </text:span>Это надо задокументировать, хи-хи.</text:p>
      <text:p text:style-name="P54">Невесть откуда взявшийся фотоаппарат сделал несколько снимков моего естества в разных ракурсах.</text:p>
      <text:p text:style-name="P54"><text:span text:style-name="T11">– </text:span>Хрен-то тебе зачем? <text:span text:style-name="T11">– </text:span>с бессильной злостью спросил я. <text:span text:style-name="T11">– </text:span><text:span text:style-name="T64">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абсолютно в этом уверена!</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4"><text:span text:style-name="T11">– </text:span>А-А-А-А-А-А!!! Бля!</text:p>
      <text:p text:style-name="P54">Мой полёт сквозь усыпанную звёздами сине-зелёную мглу закончился столкновением с чем-то мягким.</text:p>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резонансное заклинание так среагирует на…</text:p>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Я прыгал на одной ноге, натягивая джинсы.</text:p>
      <text:p text:style-name="P54"><text:span text:style-name="T11">– </text:span>Они лежали в нагрудном кармане рубашки.</text:p>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1">– </text:span>Вот, прибрался малёхо. Но с потолка сажу ещё не успел счистить, там стремянка нужна.</text:p>
      <text:p text:style-name="P54"><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1">– </text:span>Отпустите. Я уже правильный. <text:span text:style-name="T11">–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Кобылки</text:span>,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1">– </text:span>Шесть! Пять! Четыре! Три! Флатти,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20. В<text:span text:style-name="T1">еликое Откровение</text:span></text:h>
      <text:p text:style-name="P39"/>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text:soft-page-break/>Я вглядываюсь в далёкую вершину.</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правляюсь через пропасть.</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4">–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6">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1">–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1">– </text:span>Но что в Нашей власти — так это вышвырнуть тебя отсюда!</text:p>
      <text:p text:style-name="P54">Я снова отступаю. Я помню, что балкон метра три в ширину и без перил. И хоть я осознаю, что это сон, мне страшно до онемения.</text:p>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1">– </text:span>Кимеринн погиб, чтобы ты жил.</text:p>
      <text:p text:style-name="P54">Шаг назад.</text:p>
      <text:p text:style-name="P54"><text:span text:style-name="T11">– </text:span>Сел осталась без магии и развоплотилась из-за тебя.</text:p>
      <text:p text:style-name="P54">Шаг назад.</text:p>
      <text:p text:style-name="P54"><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сине-зелёную мглу, усыпанную звёздами.</text:p>
      <text:p text:style-name="P54"/>
      <text:p text:style-name="P54">…</text:p>
      <text:p text:style-name="P39"/>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text:soft-page-break/>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Я киваю ей в ответ. Мне понятно, почему.</text:p>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6"><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oft-page-break/><text:span text:style-name="T11">– </text:span>Ну што? Увидел што-нибудь, сахарок?</text:p>
      <text:p text:style-name="P54">Пони уставились на меня с надеждой.</text:p>
      <text:p text:style-name="P54"><text:span text:style-name="T11">– </text:span>Да.</text:p>
      <text:p text:style-name="P54">Откровение давило на психику как тонна кирпичей. Я не знал, что им сказать. Я не мог.</text:p>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1">– </text:span>Конски яблоки! Вот это поворот! А мне так хотелось узнать, што за нечисть тут орудует!</text:p>
      <text:p text:style-name="P54"><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oft-page-break/><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4"><text:span text:style-name="T11">–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Абсолютного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4"><text:span text:style-name="T11">– </text:span>Бедный котик. <text:span text:style-name="T11">– </text:span>прошептала Флаттершай.</text:p>
      <text:p text:style-name="P54">Я насторожился, услышав знакомое заклинание.</text:p>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text:soft-page-break/>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text:p>
      <text:p text:style-name="P54"><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text:soft-page-break/>Нас с Дэш обернуло лавандовое левитационное поле и мы полетели к библиотекарше. Ты был несправделив к книгоежке, Анон!</text:p>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text:span text:style-name="T11">–</text:span> Мне очень жаль, Ваше Высочество, но Селестия назначила Анонимуса МОИМ начальником, и этот приказ НИКТО не отменял! Он МОЙ!</text:p>
      <text:p text:style-name="P54">В голосе лавандовой единорожки звучал металл. Мы опять полетели к Твайлайт.</text:p>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1">– О</text:span>хренеть! <text:span text:style-name="T11">– </text:span>чертыхнулся Спайк. <text:span text:style-name="T11">– </text:span><text:s/>Твай, она создаёт сферу стихий!</text:p>
      <text:p text:style-name="P54"><text:span text:style-name="T11">– </text:span>Вижу! <text:span text:style-name="T11">– </text:span>донёсся голос единорожки из-под потолка. <text:span text:style-name="T11">– </text:span>Задействую план «Д»!</text:p>
      <text:p text:style-name="P54"><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4">–</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oft-page-break/><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с его помощью?</text:p>
      <text:p text:style-name="P54">Аликорница смутилась.</text:p>
      <text:p text:style-name="P54"><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Я присмотрелся к ночной принцессе с подозрением. Что она знает о нас с Селестией?</text:p>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62">—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Я удивлённо воззрился на аликорницу. Та сконфузилась.</text:p>
      <text:p text:style-name="P54"><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57"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Он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39">…</text:p>
      <text:p text:style-name="P39"/>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4">– мясоед</text:span></text:p></text:note-body></text:note> на Нашей памяти. Насколько Нам известно, рацион обезьян состоит из фруктов и листьев бамбука.</text:p>
      <text:p text:style-name="P54">Я мило улыбнулся ей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4">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Анонимус берётся отыскать Селестию. И наша задача — помочь ему в этом! – с нажимом произнесла Луна, ни на кого не глядя.</text:p>
      <text:p text:style-name="P54"><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text:soft-page-break/>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0">***</text:p>
      <text:p text:style-name="P39"/>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text:soft-page-break/>–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text:soft-page-break/>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3"/>
      <text:p text:style-name="P54">«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4">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4">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4"><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с приторной любезностью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text:soft-page-break/>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39"/>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4">Перепрыгивая через две ступеньки я достиг вершины башни.</text:p>
      <text:p text:style-name="P54">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ом щит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4">Штурвал заклинило. Бля!!!</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Замок.</text:p>
      <text:p text:style-name="P54">Проклятье, что с замком?!</text:p>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супервизору </text:span><text:span text:style-name="T74">&lt;</text:span><text:span text:style-name="T73">Луна</text:span><text:span text:style-name="T74">&gt;</text:span><text:span text:style-name="T73">.</text:span></text:p>
      <text:p text:style-name="P78"/>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text:soft-page-break/></text:p>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БЛЯ!!!</text:p>
      <text:p text:style-name="P54">Какая тупица закрыла двери?</text:p>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soft-page-break/>…</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5"/>
      <text:p text:style-name="P54">Скалу ощутимо тряхнуло. Грибной суп выплеснулся из супницы на стол.</text:p>
      <text:p text:style-name="P54">– Конски яблоки! Четвёртый день уж волокут. Могли бы и научиться наконец-то. – проворчала Эпплджек с набитым ртом.</text:p>
      <text:p text:style-name="P54">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на окраине, у железной дороги.</text:p>
      <text:p text:style-name="P54">– Эй-Джей, гляди, твоя ферма! Я даже Биг Мака вижу. – Дэш указала на ряды деревьев на окраине городка.</text:p>
      <text:p text:style-name="P54">– Агась, она, родимая! – кивнула фермерша. – А это значит, скоро приедем.</text:p>
      <text:p text:style-name="P54"><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4">– Итак, через день мы достигнем цели.</text:p>
      <text:p text:style-name="P54">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Я продемонстрировал ночной принцессе шкатулку с беспорядочно мечущейся стрелкой.</text:p>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text:soft-page-break/>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Дэш подняла копыто.</text:p>
      <text:p text:style-name="P54">– Если я правильно врубилась, нам надо навести шороху в болоте при посадке? Чтоб ничего не дёргалось? Это для меня — фигня! Было б о чём говорить.</text:p>
      <text:p text:style-name="P54">Все, включая меня, вытаращились на пегаску с великим удивлением. Дискорд покрутил когтем у виска.</text:p>
      <text:p text:style-name="P54">– Я могу влупить по болоту радужным ударом. – объяснила пегаска. – Ручаюсь, после этого пландерсидам будет не до нас.</text:p>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4">Луна с шумом захлопнула справочник.</text:p>
      <text:p text:style-name="P54">–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62">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4">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oft-page-break/><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4">трид</text:span><text:span text:style-name="T1">цать лет, если его сменят через </text:span><text:span text:style-name="T64">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Розовая пони уселась на круп, копыта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Анон.</text:p>
      <text:p text:style-name="P54"><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4">–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4">задней осью </text:span><text:span text:style-name="T1">на табуретку. Я прилаживал ей новое колесо взамен <text:s/>утраченного. </text:span><text:span text:style-name="T64">Ещ</text:span><text:span text:style-name="T1">ё</text:span><text:span text:style-name="T64"> </text:span><text:span text:style-name="T1">немного, и будет как новенькая! В дворцовом гараже среди кучи хлама таки нашлось лопнувшее колесо, которое </text:span><text:span text:style-name="T64">мне удалось</text:span><text:span text:style-name="T1"> отремонтировать — о</text:span><text:span text:style-name="T64">бучение у</text:span><text:span text:style-name="T1"> Норфа не </text:span><text:span text:style-name="T64">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4">на </text:span><text:span text:style-name="T1">корпус</text:span><text:span text:style-name="T64">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4">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text:soft-page-break/>–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4">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4">о всём мире остались только м</text:span>ы<text:span text:style-name="T64">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text:soft-page-break/>–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4">Предупреждая зарождающуюся панику, аликорница подняла копыто.</text:p>
      <text:p text:style-name="P54">–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4">Аликорница подошла к нам и замерла в ожидании. Тяжёлое чувство накрыло меня.</text:p>
      <text:p text:style-name="P54">– Вижу! – наконец, нарушила молчание Пинки. Она оторвалась от подзорной трубы и указала вдаль.</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Я снова пригнулся к подзорной трубе и начал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дери, как???</text:p>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Луна сменила меня у подзорной трубы.</text:p>
      <text:p text:style-name="P54"><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6">Манипула <text:span text:style-name="T54">–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одновременно.</text:p>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Рэйнбоу Дэш, твой выход. – обратилась к пегаске Луна. – А также Наш. И да пребудет с нами удача!</text:p>
      <text:p text:style-name="P54">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4">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Луна, убедившись, что с пегаской всё в порядке, подошла ко мне, подволакивая ногу.</text:p>
      <text:p text:style-name="P54">–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 Оставить! – <text:span text:style-name="T64">при</text:span>казала Луна ринувшимся было ей на помощь стражникам. – До завершения задачи Мы не обращаем внимания на пустяки.</text:p>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text:soft-page-break/>Мы с Элементами <text:span text:style-name="T64">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7">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0">~~~~~</text:p>
      <text:p text:style-name="P40"/>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Что за..? О НЕБО!!!</text:p>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4">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4">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4"><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4">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4">Рэйнбоу Дэш что-то шепчет на ухо аликорнице, та кивает ей в согласии. Пегаска стрелой взмывает с колесницы.</text:p>
      <text:p text:style-name="P54">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Захваченный «Громовержец» проплывает мимо нас, увлекаемый кракеном в бездну.</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Берегись!!!</text:p>
      <text:p text:style-name="P54">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4"/>
      <text:p text:style-name="P40">~~~~~</text:p>
      <text:p text:style-name="P40"/>
      <text:p text:style-name="P54">…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4">конвульсивно</text:span> сокращаясь.</text:p>
      <text:p text:style-name="P54">Я принимаю вертикальное положение. Вокруг меня осыпавшиеся замшелые стены без крыши и… Дэш.</text:p>
      <text:p text:style-name="P54"><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span text:style-name="T64">А ч</text:span>то случилось с кракеном?</text:p>
      <text:p text:style-name="P54">– Он провалился в <text:span text:style-name="T64">П</text:span>ровал. – отвечает пегаска и смотрит на извивающийся остаток щупальца на скале. – По-крайней мере, большая его часть.</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Пегаска чешет копытом в затылке.</text:p>
      <text:p text:style-name="P54">– Могу, конечно. Но пока я сюда спускалась, меня трижды чуть не сбили.</text:p>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Прекрасно! Просто прекрасно!</text:p>
      <text:p text:style-name="P54">Я спускаюсь вниз, сажусь на обломок стены и обхватываю голову руками.</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Анон… – касается крылом моего плеча Дэш. – Не время груст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4">–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Мы спускаемся в темноту древнего хода. Триста метров. Каких-то грёбанных триста метров!</text:p>
      <text:p text:style-name="P54"/>
      <text:p text:style-name="P54">…</text:p>
      <text:p text:style-name="P54"/>
      <text:p text:style-name="P54">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3">—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4">Там лишь тающая в темноте радуга.</text:p>
      <text:p text:style-name="P48"/>
      <text:h text:style-name="Heading_20_2" text:outline-level="2">2<text:span text:style-name="T1">6</text:span>. <text:span text:style-name="T1">Терра</text:span></text:h>
      <text:h text:style-name="P158" text:outline-level="3">Воскресенье</text:h>
      <text:p text:style-name="P48"/>
      <text:p text:style-name="P1">Невесомость, удар, чувство веса. Я открываю глаза.</text:p>
      <text:p text:style-name="P1">Крыша <text:span text:style-name="T30">высотки</text:span><text:span text:style-name="T29"> </text:span>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пере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4">Невозможно поверить, но два месяца</text:span><text:span text:style-name="T19"> </text:span><text:span text:style-name="T54">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1">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кое-что осталось. – пробурчал он.</text:p>
      <text:p text:style-name="P58">– Ну так и зачем её тратить на ерунду? – возразил я.</text:p>
      <text:p text:style-name="P58">–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9">***</text:p>
      <text:p text:style-name="P58"/>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4"><text:soft-page-break/>–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64">кликнул по ним правой кнопкой </text:span><text:span text:style-name="T1">мыши</text:span><text:span text:style-name="T64"> и </text:span><text:span text:style-name="T1">выбрал</text:span><text:span text:style-name="T64">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8"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9">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9">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9">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soft-page-break/>…</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text:soft-page-break/>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text:soft-page-break/>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text:soft-page-break/></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6">—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3">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6"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text:soft-page-break/>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9">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9">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text:soft-page-break/>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9">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4">А если не </text:span>выдержит<text:span text:style-name="T64">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pan text:style-name="T29">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text:soft-page-break/></text:p>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text:soft-page-break/></text:p>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9">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9">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text:soft-page-break/></text:p>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9">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text:soft-page-break/>–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6"/>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5">– </text:span><text:span text:style-name="T2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5"/>
      <text:p text:style-name="P103"><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9">.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5">– К сожалению, не </text:span><text:span text:style-name="T50">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5">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5">–</text:span><text:span text:style-name="T29"> На самом деле помочь мне достаточно легко. Видишь ли, залатать дыры конструкции Эквуса можно «наложив» на них правдоподобное </text:span><text:span text:style-name="T45">— иначе говоря, жизнеспособное —</text:span><text:span text:style-name="T29"> объяснение и направив на это объяснение подпитывающую энергию адептов. В мире людей даже есть шуточная награда, учреждённая </text:span><text:span text:style-name="T39">Marvel Comics </text:span><text:span text:style-name="T29">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9">Marvel</text:span><text:span text:style-name="T29">.</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4">,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4"> точнее, дерево схожих миров Эквуса </text:span><text:span text:style-name="T59">—</text:span><text:span text:style-name="T54"> создали брони. Разумеется, стержнем им послужил именно сериал, но каждый фанфик </text:span><text:span text:style-name="T59">—</text:span><text:span text:style-name="T54">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4">– Наконец-то я вижу свет в конце тоннеля! Как это не пришло мне в голову! Ты всё отлично увязал! Всё сходится! Более того </text:span><text:span text:style-name="T59">—</text:span><text:span text:style-name="T54"> Анакорн заговорщически подмигнул мне </text:span><text:span text:style-name="T59">—</text:span><text:span text:style-name="T54">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4">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м Континууме Эквуса</text:span><text:span text:style-name="T54">!</text:span></text:p>
      <text:p text:style-name="P109"/>
      <text:p text:style-name="P109">Я подозрительно посмотрел на Анакорна.</text:p>
      <text:p text:style-name="P109"/>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9">—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text:soft-page-break/></text:p>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61">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soft-page-break/>~~~</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text:soft-page-break/></text:p>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3">–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oft-page-break/><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4"/>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text:soft-page-break/></text:p>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27T19:47:50.771232407</dc:date>
    <meta:editing-duration>P159DT1H52M22S</meta:editing-duration>
    <meta:editing-cycles>10081</meta:editing-cycles>
    <meta:generator>LibreOffice/5.1.6.2$Linux_X86_64 LibreOffice_project/10m0$Build-2</meta:generator>
    <meta:printed-by>макс </meta:printed-by>
    <meta:print-date>2017-08-23T21:51:29.95</meta:print-date>
    <meta:document-statistic meta:table-count="0" meta:image-count="0" meta:object-count="0" meta:page-count="262" meta:paragraph-count="4941" meta:word-count="103714" meta:character-count="687648" meta:non-whitespace-character-count="584260"/>
  </office:meta>
</office:document-meta>
</file>